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3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24cm"/>
    </style:style>
    <style:style style:name="gr6" style:family="graphic" style:parent-style-name="standard">
      <style:graphic-properties draw:stroke="solid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color="#dc2300" draw:marker-start="Arrow" draw:marker-end="" draw:marker-end-width="0.3cm" draw:fill="solid" draw:fill-color="#000000" draw:textarea-horizontal-align="center" draw:textarea-vertical-align="middle"/>
    </style:style>
    <style:style style:name="gr8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481cm"/>
    </style:style>
    <style:style style:name="gr11" style:family="graphic" style:parent-style-name="standard">
      <style:graphic-properties draw:stroke="none" svg:stroke-color="#000000" draw:fill="none" draw:fill-color="#ffffff" fo:min-height="0.802cm"/>
    </style:style>
    <style:style style:name="gr12" style:family="graphic" style:parent-style-name="standard">
      <style:graphic-properties draw:stroke="none" svg:stroke-color="#000000" draw:fill="none" draw:fill-color="#ffffff" fo:min-height="0.883cm"/>
    </style:style>
    <style:style style:name="gr13" style:family="graphic" style:parent-style-name="standard">
      <style:graphic-properties draw:stroke="none" svg:stroke-color="#000000" draw:fill="none" draw:fill-color="#ffffff" fo:min-height="0.775cm"/>
    </style:style>
    <style:style style:name="gr14" style:family="graphic" style:parent-style-name="standard">
      <style:graphic-properties draw:stroke="none" svg:stroke-color="#000000" draw:fill="none" draw:fill-color="#ffffff" fo:min-height="0.895cm"/>
    </style:style>
    <style:style style:name="gr15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12.6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2.656cm"/>
    </style:style>
    <style:style style:name="gr18" style:family="graphic" style:parent-style-name="standard">
      <style:graphic-properties draw:stroke="none" svg:stroke-color="#000000" draw:fill="none" draw:fill-color="#ffffff" fo:min-height="0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1.69cm"/>
    </style:style>
    <style:style style:name="gr20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1.758cm"/>
    </style:style>
    <style:style style:name="gr22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3.861cm"/>
    </style:style>
    <style:style style:name="gr23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7cm" fo:min-width="1.613cm"/>
    </style:style>
    <style:style style:name="gr24" style:family="graphic" style:parent-style-name="standard">
      <style:graphic-properties svg:stroke-color="#dc2300" draw:marker-end="Arrow" draw:marker-end-width="0.3cm" draw:fill="solid" draw:fill-color="#dc2300" draw:textarea-horizontal-align="center" draw:textarea-vertical-align="middle"/>
    </style:style>
    <style:style style:name="gr25" style:family="graphic" style:parent-style-name="standard">
      <style:graphic-properties draw:fill="solid" draw:fill-color="#ccffff" draw:textarea-horizontal-align="center" draw:textarea-vertical-align="middle"/>
    </style:style>
    <style:style style:name="gr26" style:family="graphic" style:parent-style-name="standard">
      <style:graphic-properties draw:marker-end="Arrow" draw:textarea-horizontal-align="center" draw:textarea-vertical-align="middle"/>
    </style:style>
    <style:style style:name="gr27" style:family="graphic" style:parent-style-name="standard">
      <style:graphic-properties svg:stroke-width="0.102cm" svg:stroke-color="#000000" draw:marker-start-width="0.457cm" draw:marker-end-width="0.457cm" draw:fill="solid" draw:fill-color="#cc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8" style:family="graphic" style:parent-style-name="standard">
      <style:graphic-properties draw:stroke="solid" svg:stroke-color="#000080" draw:fill="solid" draw:fill-color="#ffffcc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30" style:family="graphic" style:parent-style-name="standard">
      <style:graphic-properties svg:stroke-width="0.102cm" svg:stroke-color="#0000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1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601cm"/>
    </style:style>
    <style:style style:name="gr33" style:family="graphic" style:parent-style-name="standard">
      <style:graphic-properties svg:stroke-width="0.102cm" svg:stroke-color="#dc2300" draw:marker-start-width="0.457cm" draw:marker-end-width="0.457cm" draw:fill="none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4" style:family="graphic" style:parent-style-name="standard">
      <style:graphic-properties draw:fill="solid" draw:fill-color="#ffffff" draw:textarea-horizontal-align="center" draw:textarea-vertical-align="middle"/>
    </style:style>
    <style:style style:name="gr35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37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428cm"/>
    </style:style>
    <style:style style:name="gr42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000080" fo:font-size="10pt" style:font-size-asian="10pt" style:font-size-complex="10pt"/>
    </style:style>
    <style:style style:name="P10" style:family="paragraph">
      <style:text-properties fo:color="#000080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1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>
      <style:text-properties fo:font-family="Arial" style:font-family-generic="swiss" style:font-pitch="variable"/>
    </style:style>
    <style:style style:name="P2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style:text-autospace="none"/>
    </style:style>
    <style:style style:name="P29" style:family="paragraph">
      <style:paragraph-properties fo:line-height="100%" fo:text-align="center"/>
    </style:style>
    <style:style style:name="P30" style:family="paragraph">
      <style:paragraph-properties fo:line-height="100%" fo:text-align="center"/>
      <style:text-properties fo:font-weight="bold" style:font-weight-asian="bold" style:font-weight-complex="bold"/>
    </style:style>
    <style:style style:name="P31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9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0" style:family="text">
      <style:text-properties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1" style:family="text">
      <style:text-properties fo:font-family="Arial" style:font-family-generic="swiss" style:font-pitch="variable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22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5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6" style:family="text">
      <style:text-properties fo:color="#000099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MT" style:font-family-generic-asian="swiss" style:font-size-asian="14pt" style:font-style-asian="normal" style:font-weight-asian="normal" style:font-family-complex="ArialMT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authn-intro" draw:style-name="dp1" draw:master-page-name="Default">
        <draw:rect draw:style-name="gr1" draw:text-style-name="P1" draw:layer="layout" svg:width="5.5cm" svg:height="4.201cm" svg:x="4.004cm" svg:y="7.95cm">
          <text:p/>
        </draw:rect>
        <draw:ellipse draw:style-name="gr2" draw:text-style-name="P3" draw:layer="layout" svg:width="3.5cm" svg:height="3.487cm" svg:x="5.036cm" svg:y="1.085cm">
          <text:p text:style-name="P2"><text:span text:style-name="T1">C</text:span></text:p>
        </draw:ellipse>
        <draw:line draw:style-name="gr3" draw:text-style-name="P2" draw:layer="layout" svg:x1="5.508cm" svg:y1="4.024cm" svg:x2="4.786cm" svg:y2="9.519cm">
          <text:p/>
        </draw:line>
        <draw:rect draw:style-name="gr4" draw:text-style-name="P2" draw:layer="layout" svg:width="3.937cm" svg:height="0.973cm" svg:x="4.722cm" svg:y="9.501cm">
          <text:p text:style-name="P2">Client Auth-N</text:p>
        </draw:rect>
        <draw:frame draw:style-name="gr5" draw:text-style-name="P5" draw:layer="layout" svg:width="2.984cm" svg:height="0.962cm" svg:x="5.176cm" svg:y="7.876cm">
          <draw:text-box>
            <text:p text:style-name="P4"><text:span text:style-name="T2">Repose</text:span></text:p>
          </draw:text-box>
        </draw:frame>
        <draw:line draw:style-name="gr6" draw:text-style-name="P2" draw:layer="layout" svg:x1="6.471cm" svg:y1="10.481cm" svg:x2="6.55cm" svg:y2="15.427cm">
          <text:p/>
        </draw:line>
        <draw:line draw:style-name="gr7" draw:text-style-name="P2" draw:layer="layout" svg:x1="8.142cm" svg:y1="3.957cm" svg:x2="8.636cm" svg:y2="9.465cm">
          <text:p/>
        </draw:line>
        <draw:rect draw:style-name="gr8" draw:text-style-name="P6" draw:layer="layout" svg:width="3.77cm" svg:height="2.459cm" svg:x="14.077cm" svg:y="9.87cm">
          <text:p text:style-name="P2"><text:span text:style-name="T3">Authenticatio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3.487cm" svg:y="5.076cm">
            <text:p text:style-name="P2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4.156cm" svg:height="1.039cm" svg:x="3.798cm" svg:y="4.788cm">
            <draw:text-box>
              <text:p><text:span text:style-name="T5">Request incoming from</text:span><text:span text:style-name="T6"> </text:span><text:span text:style-name="T7">Client</text:span><text:span text:style-name="T6"> </text:span><text:span text:style-name="T5">to</text:span><text:span text:style-name="T6"> </text:span><text:span text:style-name="T7">Repose</text:span></text:p>
            </draw:text-box>
          </draw:frame>
        </draw:g>
        <draw:g>
          <draw:custom-shape draw:style-name="gr9" draw:text-style-name="P7" draw:layer="layout" svg:width="0.501cm" svg:height="0.501cm" svg:x="9.893cm" svg:y="11.534cm">
            <text:p text:style-name="P2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4.171cm" svg:height="1.052cm" svg:x="10.239cm" svg:y="11.241cm">
            <draw:text-box>
              <text:p><text:span text:style-name="T5">Response:</text:span></text:p>
              <text:p><text:span text:style-name="T5">Authenticated request?</text:span></text:p>
            </draw:text-box>
          </draw:frame>
        </draw:g>
        <draw:g>
          <draw:custom-shape draw:style-name="gr9" draw:text-style-name="P7" draw:layer="layout" svg:width="0.501cm" svg:height="0.501cm" svg:x="6.286cm" svg:y="13.826cm">
            <text:p text:style-name="P2"><text:span text:style-name="T4">4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8" draw:layer="layout" svg:width="6.069cm" svg:height="1.133cm" svg:x="6.631cm" svg:y="13.569cm">
            <draw:text-box>
              <text:p><text:span text:style-name="T5">Authenticated request </text:span></text:p>
              <text:p><text:span text:style-name="T5">forwarded to</text:span><text:span text:style-name="T6"> </text:span><text:span text:style-name="T7">Origin Service</text:span></text:p>
            </draw:text-box>
          </draw:frame>
        </draw:g>
        <draw:rect draw:style-name="gr8" draw:text-style-name="P6" draw:layer="layout" svg:width="3.146cm" svg:height="2.459cm" svg:x="5.149cm" svg:y="15.458cm">
          <text:p text:style-name="P2"><text:span text:style-name="T3">Origi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8.152cm" svg:y="6.398cm">
            <text:p text:style-name="P2"><text:span text:style-name="T4">4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8" draw:layer="layout" svg:width="4.372cm" svg:height="1.039cm" svg:x="8.489cm" svg:y="6.191cm">
            <draw:text-box>
              <text:p><text:span text:style-name="T5">Unauthenticated request </text:span></text:p>
              <text:p><text:span text:style-name="T5">returned to</text:span><text:span text:style-name="T6"> </text:span><text:span text:style-name="T7">Client</text:span></text:p>
            </draw:text-box>
          </draw:frame>
        </draw:g>
        <draw:line draw:style-name="gr6" draw:text-style-name="P2" draw:layer="layout" svg:x1="8.663cm" svg:y1="9.652cm" svg:x2="14.037cm" svg:y2="10.321cm">
          <text:p/>
        </draw:line>
        <draw:line draw:style-name="gr6" draw:text-style-name="P2" draw:layer="layout" svg:x1="13.984cm" svg:y1="11.631cm" svg:x2="8.636cm" svg:y2="10.347cm">
          <text:p/>
        </draw:line>
        <draw:g>
          <draw:custom-shape draw:style-name="gr9" draw:text-style-name="P7" draw:layer="layout" svg:width="0.501cm" svg:height="0.501cm" svg:x="10.12cm" svg:y="9.163cm">
            <text:p text:style-name="P2"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8" draw:layer="layout" svg:width="6.203cm" svg:height="1.145cm" svg:x="10.469cm" svg:y="8.891cm">
            <draw:text-box>
              <text:p><text:span text:style-name="T5">Request forwarded from</text:span></text:p>
              <text:p><text:span text:style-name="T7">Repose</text:span><text:span text:style-name="T6"> </text:span><text:span text:style-name="T5">to</text:span><text:span text:style-name="T6"> </text:span><text:span text:style-name="T7">Authentication Service</text:span></text:p>
            </draw:text-box>
          </draw:frame>
        </draw:g>
      </draw:page>
      <draw:page draw:name="repose-authn-openstack-lifecycle" draw:style-name="dp1" draw:master-page-name="Default">
        <draw:rect draw:style-name="gr1" draw:text-style-name="P1" draw:layer="layout" svg:width="10.641cm" svg:height="4.37cm" svg:x="1.123cm" svg:y="7.459cm">
          <text:p/>
        </draw:rect>
        <draw:ellipse draw:style-name="gr2" draw:text-style-name="P3" draw:layer="layout" svg:width="3.5cm" svg:height="3.487cm" svg:x="0.999cm" svg:y="1.017cm">
          <text:p text:style-name="P2"><text:span text:style-name="T1">C</text:span></text:p>
        </draw:ellipse>
        <draw:line draw:style-name="gr3" draw:text-style-name="P2" draw:layer="layout" svg:x1="2.701cm" svg:y1="4.532cm" svg:x2="2.727cm" svg:y2="8.569cm">
          <text:p/>
        </draw:line>
        <draw:frame draw:style-name="gr5" draw:text-style-name="P5" draw:layer="layout" svg:width="2.984cm" svg:height="0.962cm" svg:x="4.574cm" svg:y="7.395cm">
          <draw:text-box>
            <text:p text:style-name="P4"><text:span text:style-name="T2">Repose</text:span></text:p>
          </draw:text-box>
        </draw:frame>
        <draw:line draw:style-name="gr6" draw:text-style-name="P2" draw:layer="layout" svg:x1="2.768cm" svg:y1="11.618cm" svg:x2="2.807cm" svg:y2="15.695cm">
          <text:p/>
        </draw:line>
        <draw:rect draw:style-name="gr8" draw:text-style-name="P6" draw:layer="layout" svg:width="3.77cm" svg:height="2.459cm" svg:x="14.827cm" svg:y="6.689cm">
          <text:p text:style-name="P2"><text:span text:style-name="T3">Cloud Auth 2.0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8" draw:text-style-name="P6" draw:layer="layout" svg:width="3.146cm" svg:height="2.459cm" svg:x="1.486cm" svg:y="15.672cm">
          <text:p text:style-name="P2"><text:span text:style-name="T3">Origin</text:span></text:p>
          <text:p text:style-name="P2"><text:span text:style-name="T3">Service</text:span></text:p>
        </draw:rect>
        <draw:rect draw:style-name="gr8" draw:text-style-name="P6" draw:layer="layout" svg:width="3.77cm" svg:height="2.459cm" svg:x="14.852cm" svg:y="9.778cm">
          <text:p text:style-name="P2"><text:span text:style-name="T3">Keystone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4" draw:text-style-name="P2" draw:layer="layout" svg:width="3.65cm" svg:height="3.033cm" svg:x="1.723cm" svg:y="8.531cm">
          <text:p text:style-name="P2">Client </text:p>
          <text:p text:style-name="P2">Auth-N</text:p>
        </draw:rect>
        <draw:rect draw:style-name="gr4" draw:text-style-name="P2" draw:layer="layout" svg:width="4.796cm" svg:height="3.038cm" svg:x="6.273cm" svg:y="8.513cm">
          <text:p text:style-name="P2">OpenStack<text:line-break/>Identity Service<text:line-break/>Client</text:p>
        </draw:rect>
        <draw:line draw:style-name="gr15" draw:text-style-name="P2" draw:layer="layout" svg:x1="5.374cm" svg:y1="9.746cm" svg:x2="6.256cm" svg:y2="9.746cm">
          <text:p/>
        </draw:line>
        <draw:line draw:style-name="gr15" draw:text-style-name="P2" draw:layer="layout" svg:x1="6.256cm" svg:y1="10.548cm" svg:x2="5.36cm" svg:y2="10.521cm">
          <text:p/>
        </draw:line>
        <draw:frame draw:style-name="gr16" draw:text-style-name="P9" draw:layer="layout" svg:width="7.728cm" svg:height="1.07cm" svg:x="2.848cm" svg:y="5.2cm">
          <draw:text-box>
            <text:p><text:span text:style-name="T5">URI: http://host/v1/resource/item;userId=user</text:span></text:p>
            <text:p><text:span text:style-name="T5">Header: X-AUTH-TOKEN: 123abc</text:span></text:p>
          </draw:text-box>
        </draw:frame>
        <draw:frame draw:style-name="gr17" draw:text-style-name="P9" draw:layer="layout" svg:width="8.664cm" svg:height="3.009cm" svg:x="2.98cm" svg:y="12.352cm">
          <draw:text-box>
            <text:p><text:span text:style-name="T5">URI: http://host/v1/resource/item;userId=user</text:span></text:p>
            <text:p><text:span text:style-name="T5">Header: HTTP_X_IDENTITY_STATUS: Confirmed</text:span></text:p>
            <text:p><text:span text:style-name="T5">Header: HTTP_X_TENANT: user</text:span></text:p>
            <text:p><text:span text:style-name="T5">Header: HTTP_X_TENANT_ID: </text:span></text:p>
            <text:p><text:span text:style-name="T5">Header: HTTP_X_TENANT_NAME: </text:span></text:p>
            <text:p><text:span text:style-name="T5">Header: HTTP_X_USER: </text:span></text:p>
            <text:p><text:span text:style-name="T5">Header: HTTP_X_ROLE: </text:span></text:p>
          </draw:text-box>
        </draw:frame>
        <draw:g>
          <draw:line draw:style-name="gr6" draw:text-style-name="P2" draw:layer="layout" svg:x1="14.799cm" svg:y1="11.51cm" svg:x2="11.043cm" svg:y2="11.51cm">
            <text:p/>
          </draw:line>
          <draw:frame draw:style-name="gr18" draw:text-style-name="P9" draw:layer="layout" svg:width="1.805cm" svg:height="0.645cm" svg:x="12.484cm" svg:y="11.069cm">
            <draw:text-box>
              <text:p><text:span text:style-name="T5">200</text:span></text:p>
            </draw:text-box>
          </draw:frame>
        </draw:g>
        <draw:g>
          <draw:line draw:style-name="gr6" draw:text-style-name="P2" draw:layer="layout" svg:x1="14.799cm" svg:y1="9.038cm" svg:x2="11.056cm" svg:y2="9.038cm">
            <text:p/>
          </draw:line>
          <draw:frame draw:style-name="gr18" draw:text-style-name="P9" draw:layer="layout" svg:width="1.798cm" svg:height="0.645cm" svg:x="12.493cm" svg:y="8.597cm">
            <draw:text-box>
              <text:p><text:span text:style-name="T5">200</text:span></text:p>
            </draw:text-box>
          </draw:frame>
        </draw:g>
        <draw:g>
          <draw:line draw:style-name="gr15" draw:text-style-name="P2" draw:layer="layout" svg:x1="11.082cm" svg:y1="11.363cm" svg:x2="14.772cm" svg:y2="9.906cm">
            <text:p/>
          </draw:line>
          <draw:frame draw:style-name="gr19" draw:text-style-name="P9" draw:layer="layout" svg:width="2.445cm" svg:height="0.645cm" draw:transform="rotate (0.40142572795862) translate (11.688cm 10.614cm)">
            <draw:text-box>
              <text:p text:style-name="P10"><text:span text:style-name="T5">user/123abc</text:span></text:p>
            </draw:text-box>
          </draw:frame>
        </draw:g>
        <draw:g>
          <draw:line draw:style-name="gr15" draw:text-style-name="P2" draw:layer="layout" svg:x1="11.069cm" svg:y1="8.649cm" svg:x2="14.759cm" svg:y2="7.192cm">
            <text:p/>
          </draw:line>
          <draw:frame draw:style-name="gr19" draw:text-style-name="P9" draw:layer="layout" svg:width="2.445cm" svg:height="0.645cm" draw:transform="rotate (0.40142572795862) translate (11.675cm 7.9cm)">
            <draw:text-box>
              <text:p text:style-name="P10"><text:span text:style-name="T5">user/123abc</text:span></text:p>
            </draw:text-box>
          </draw:frame>
        </draw:g>
      </draw:page>
      <draw:page draw:name="repose-authn-rax-lifecycle" draw:style-name="dp1" draw:master-page-name="Default">
        <draw:rect draw:style-name="gr1" draw:text-style-name="P1" draw:layer="layout" svg:width="10.641cm" svg:height="4.37cm" svg:x="1.123cm" svg:y="7.459cm">
          <text:p/>
        </draw:rect>
        <draw:ellipse draw:style-name="gr2" draw:text-style-name="P3" draw:layer="layout" svg:width="3.5cm" svg:height="3.487cm" svg:x="0.999cm" svg:y="1.017cm">
          <text:p text:style-name="P2"><text:span text:style-name="T1">C</text:span></text:p>
        </draw:ellipse>
        <draw:line draw:style-name="gr3" draw:text-style-name="P2" draw:layer="layout" svg:x1="2.701cm" svg:y1="4.532cm" svg:x2="2.727cm" svg:y2="8.569cm">
          <text:p/>
        </draw:line>
        <draw:frame draw:style-name="gr5" draw:text-style-name="P5" draw:layer="layout" svg:width="2.984cm" svg:height="0.962cm" svg:x="4.574cm" svg:y="7.395cm">
          <draw:text-box>
            <text:p text:style-name="P4"><text:span text:style-name="T2">Repose</text:span></text:p>
          </draw:text-box>
        </draw:frame>
        <draw:line draw:style-name="gr6" draw:text-style-name="P2" draw:layer="layout" svg:x1="2.768cm" svg:y1="11.618cm" svg:x2="2.807cm" svg:y2="15.695cm">
          <text:p/>
        </draw:line>
        <draw:rect draw:style-name="gr8" draw:text-style-name="P6" draw:layer="layout" svg:width="3.77cm" svg:height="2.459cm" svg:x="14.827cm" svg:y="6.689cm">
          <text:p text:style-name="P2"><text:span text:style-name="T3">Cloud Auth 1.1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8" draw:text-style-name="P6" draw:layer="layout" svg:width="3.146cm" svg:height="2.459cm" svg:x="1.486cm" svg:y="15.672cm">
          <text:p text:style-name="P2"><text:span text:style-name="T3">Origin</text:span></text:p>
          <text:p text:style-name="P2"><text:span text:style-name="T3">Service</text:span></text:p>
        </draw:rect>
        <draw:rect draw:style-name="gr4" draw:text-style-name="P2" draw:layer="layout" svg:width="3.65cm" svg:height="3.033cm" svg:x="1.723cm" svg:y="8.531cm">
          <text:p text:style-name="P2">Client </text:p>
          <text:p text:style-name="P2">Auth-N</text:p>
        </draw:rect>
        <draw:rect draw:style-name="gr4" draw:text-style-name="P2" draw:layer="layout" svg:width="4.796cm" svg:height="3.038cm" svg:x="6.273cm" svg:y="8.513cm">
          <text:p text:style-name="P2">Cloud Auth 1.1</text:p>
          <text:p text:style-name="P2">Service<text:line-break/>Client</text:p>
        </draw:rect>
        <draw:line draw:style-name="gr15" draw:text-style-name="P2" draw:layer="layout" svg:x1="5.374cm" svg:y1="9.746cm" svg:x2="6.256cm" svg:y2="9.746cm">
          <text:p/>
        </draw:line>
        <draw:line draw:style-name="gr15" draw:text-style-name="P2" draw:layer="layout" svg:x1="6.256cm" svg:y1="10.548cm" svg:x2="5.36cm" svg:y2="10.521cm">
          <text:p/>
        </draw:line>
        <draw:frame draw:style-name="gr16" draw:text-style-name="P9" draw:layer="layout" svg:width="7.728cm" svg:height="1.07cm" svg:x="2.848cm" svg:y="5.2cm">
          <draw:text-box>
            <text:p><text:span text:style-name="T5">URI: http://host/v1/resource/item;userId=user</text:span></text:p>
            <text:p><text:span text:style-name="T5">Header: X-AUTH-TOKEN: 123abc</text:span></text:p>
          </draw:text-box>
        </draw:frame>
        <draw:frame draw:style-name="gr17" draw:text-style-name="P9" draw:layer="layout" svg:width="8.664cm" svg:height="2.615cm" svg:x="2.98cm" svg:y="12.352cm">
          <draw:text-box>
            <text:p><text:span text:style-name="T5">URI: http://host/v1/resource/item;userId=user</text:span></text:p>
            <text:p><text:span text:style-name="T5">Header: X-AUTH-TOKEN: 123abc</text:span></text:p>
            <text:p><text:span text:style-name="T5">Header: X-PP-USER: user</text:span></text:p>
            <text:p><text:span text:style-name="T5">Header: X-PP-GROUPS: {a, b} </text:span></text:p>
            <text:p><text:span text:style-name="T5">Header: X-AUTHORIZATION: proxy user </text:span></text:p>
            <text:p><text:span text:style-name="T5">Header: X-IDENTITY-STATUS: Confirmed </text:span></text:p>
          </draw:text-box>
        </draw:frame>
        <draw:g>
          <draw:line draw:style-name="gr6" draw:text-style-name="P2" draw:layer="layout" svg:x1="14.799cm" svg:y1="9.038cm" svg:x2="11.056cm" svg:y2="9.038cm">
            <text:p/>
          </draw:line>
          <draw:frame draw:style-name="gr18" draw:text-style-name="P9" draw:layer="layout" svg:width="1.798cm" svg:height="0.645cm" svg:x="12.493cm" svg:y="8.597cm">
            <draw:text-box>
              <text:p><text:span text:style-name="T5">200</text:span></text:p>
            </draw:text-box>
          </draw:frame>
        </draw:g>
        <draw:g>
          <draw:line draw:style-name="gr15" draw:text-style-name="P2" draw:layer="layout" svg:x1="11.069cm" svg:y1="8.649cm" svg:x2="14.759cm" svg:y2="7.192cm">
            <text:p/>
          </draw:line>
          <draw:frame draw:style-name="gr19" draw:text-style-name="P9" draw:layer="layout" svg:width="2.445cm" svg:height="0.645cm" draw:transform="rotate (0.40142572795862) translate (11.675cm 7.9cm)">
            <draw:text-box>
              <text:p text:style-name="P10"><text:span text:style-name="T5">user/123abc</text:span></text:p>
            </draw:text-box>
          </draw:frame>
        </draw:g>
      </draw:page>
      <draw:page draw:name="repose-intro-proxyServer" draw:style-name="dp1" draw:master-page-name="Default">
        <draw:ellipse draw:style-name="gr2" draw:text-style-name="P3" draw:layer="layout" svg:width="2.86cm" svg:height="2.861cm" svg:x="7.626cm" svg:y="1.699cm">
          <text:p text:style-name="P2"><text:span text:style-name="T1">C</text:span></text:p>
        </draw:ellipse>
        <draw:rect draw:style-name="gr8" draw:text-style-name="P11" draw:layer="layout" svg:width="4.495cm" svg:height="2.452cm" svg:x="6.89cm" svg:y="7.338cm">
          <text:p text:style-name="P2"><text:span text:style-name="T8">Repose</text:span></text:p>
        </draw:rect>
        <draw:rect draw:style-name="gr8" draw:text-style-name="P6" draw:layer="layout" svg:width="4.495cm" svg:height="2.452cm" svg:x="6.972cm" svg:y="11.425cm">
          <text:p text:style-name="P2"><text:span text:style-name="T9">Origin</text:span></text:p>
          <text:p text:style-name="P2"><text:span text:style-name="T9">Service</text:span></text:p>
        </draw:rect>
        <draw:line draw:style-name="gr20" draw:text-style-name="P2" draw:layer="layout" svg:x1="2.623cm" svg:y1="5.678cm" svg:x2="15.7cm" svg:y2="5.678cm">
          <text:p/>
        </draw:line>
        <draw:line draw:style-name="gr3" draw:text-style-name="P2" draw:layer="layout" svg:x1="9.015cm" svg:y1="4.478cm" svg:x2="9.015cm" svg:y2="7.339cm">
          <text:p/>
        </draw:line>
        <draw:line draw:style-name="gr3" draw:text-style-name="P2" draw:layer="layout" svg:x1="9.015cm" svg:y1="9.79cm" svg:x2="9.015cm" svg:y2="11.425cm">
          <text:p/>
        </draw:line>
        <draw:frame draw:style-name="gr21" draw:text-style-name="P12" draw:layer="layout" svg:width="2.763cm" svg:height="0.962cm" svg:x="13.02cm" svg:y="4.332cm">
          <draw:text-box>
            <text:p><text:span text:style-name="T10">external</text:span></text:p>
          </draw:text-box>
        </draw:frame>
        <draw:frame draw:style-name="gr22" draw:text-style-name="P12" draw:layer="layout" svg:width="5.336cm" svg:height="0.962cm" svg:x="9.833cm" svg:y="5.738cm">
          <draw:text-box>
            <text:p><text:span text:style-name="T10">service boundary</text:span></text:p>
          </draw:text-box>
        </draw:frame>
        <draw:frame draw:style-name="gr23" draw:text-style-name="P12" draw:layer="layout" svg:width="2.585cm" svg:height="0.962cm" svg:x="13.102cm" svg:y="7.209cm">
          <draw:text-box>
            <text:p><text:span text:style-name="T10">internal</text:span></text:p>
          </draw:text-box>
        </draw:frame>
      </draw:page>
      <draw:page draw:name="repose-intro-filterBundle" draw:style-name="dp1" draw:master-page-name="Default">
        <draw:rect draw:style-name="gr1" draw:text-style-name="P1" draw:layer="layout" svg:width="5.926cm" svg:height="5cm" svg:x="4.406cm" svg:y="5.149cm">
          <text:p/>
        </draw:rect>
        <draw:ellipse draw:style-name="gr2" draw:text-style-name="P13" draw:layer="layout" svg:width="2.187cm" svg:height="2.017cm" svg:x="7.093cm" svg:y="1.921cm">
          <text:p text:style-name="P2"><text:span text:style-name="T7">Request</text:span></text:p>
        </draw:ellipse>
        <draw:line draw:style-name="gr3" draw:text-style-name="P2" draw:layer="layout" svg:x1="8.21cm" svg:y1="4.033cm" svg:x2="8.204cm" svg:y2="8.055cm">
          <text:p/>
        </draw:line>
        <draw:frame draw:style-name="gr5" draw:text-style-name="P15" draw:layer="layout" svg:width="4.286cm" svg:height="1.673cm" svg:x="4.547cm" svg:y="5.357cm">
          <draw:text-box>
            <text:p text:style-name="P14"><text:span text:style-name="T11">Servlet</text:span><text:span text:style-name="T11"><text:line-break/></text:span><text:span text:style-name="T11">Container</text:span></text:p>
          </draw:text-box>
        </draw:frame>
        <draw:line draw:style-name="gr24" draw:text-style-name="P2" draw:layer="layout" svg:x1="4.406cm" svg:y1="5.149cm" svg:x2="3.376cm" svg:y2="3.376cm">
          <text:p/>
        </draw:line>
        <draw:rect draw:style-name="gr8" draw:text-style-name="P16" draw:layer="layout" svg:width="3.61cm" svg:height="3.192cm" svg:x="5.559cm" svg:y="11.752cm">
          <text:p text:style-name="P14"><text:span text:style-name="T12">Origin </text:span><text:span text:style-name="T12"><text:line-break/></text:span><text:span text:style-name="T12">Service</text:span></text:p>
        </draw:rect>
        <draw:rect draw:style-name="gr4" draw:text-style-name="P17" draw:id="id1" draw:layer="layout" svg:width="3.937cm" svg:height="0.973cm" svg:x="5.413cm" svg:y="8.069cm">
          <text:p text:style-name="P2"><text:span text:style-name="T2">Power Filter</text:span></text:p>
        </draw:rect>
        <draw:rect draw:style-name="gr25" draw:text-style-name="P2" draw:id="id2" draw:layer="layout" svg:width="7.717cm" svg:height="5.263cm" svg:x="12.5cm" svg:y="6.121cm">
          <text:p text:style-name="P2"><text:span text:style-name="T2">Filter Bundle Artifacts:</text:span></text:p>
          <text:list text:style-name="L1">
            <text:list-item>
              <text:p text:style-name="P14"><text:s/>Client Authentication</text:p>
            </text:list-item>
            <text:list-item>
              <text:p text:style-name="P14"><text:s/>Versioning</text:p>
            </text:list-item>
            <text:list-item>
              <text:p text:style-name="P14"><text:s/>Data Store</text:p>
            </text:list-item>
            <text:list-item>
              <text:p text:style-name="P14"><text:s/>Rate Limiting</text:p>
            </text:list-item>
          </text:list>
        </draw:rect>
        <draw:line draw:style-name="gr3" draw:text-style-name="P2" draw:layer="layout" svg:x1="7.415cm" svg:y1="9.085cm" svg:x2="7.381cm" svg:y2="11.67cm">
          <text:p/>
        </draw:line>
        <draw:connector draw:style-name="gr26" draw:text-style-name="P2" draw:layer="layout" draw:type="curve" draw:line-skew="0.301cm" svg:x1="9.35cm" svg:y1="8.555cm" svg:x2="12.5cm" svg:y2="8.752cm" draw:start-shape="id1" draw:start-glue-point="1" draw:end-shape="id2" svg:d="m9350 8555c2814 0 1239 197 3150 197">
          <text:p/>
        </draw:connector>
        <draw:connector draw:style-name="gr26" draw:text-style-name="P2" draw:layer="layout" draw:type="curve" draw:line-skew="0.582cm -1.639cm" svg:x1="16.358cm" svg:y1="11.384cm" svg:x2="9.35cm" svg:y2="8.555cm" draw:start-shape="id2" draw:start-glue-point="2" draw:end-shape="id1" draw:end-glue-point="1" svg:d="m16358 11384c0 1624-3536 1353-5312 241s-1792-3070-1696-3070">
          <text:p/>
        </draw:connector>
        <draw:ellipse draw:style-name="gr2" draw:text-style-name="P13" draw:layer="layout" svg:width="2.187cm" svg:height="2.017cm" svg:x="1.82cm" svg:y="1.454cm">
          <text:p text:style-name="P2"><text:span text:style-name="T7">Response</text:span></text:p>
        </draw:ellipse>
        <draw:line draw:style-name="gr24" draw:text-style-name="P2" draw:layer="layout" svg:x1="5.55cm" svg:y1="11.727cm" svg:x2="4.405cm" svg:y2="10.154cm">
          <text:p/>
        </draw:line>
      </draw:page>
      <draw:page draw:name="repose-intro-powerProxy" draw:style-name="dp1" draw:master-page-name="Default">
        <draw:rect draw:style-name="gr27" draw:text-style-name="P1" draw:id="id3" draw:layer="layout" svg:width="5.926cm" svg:height="5cm" svg:x="3.582cm" svg:y="4.154cm">
          <text:p/>
        </draw:rect>
        <draw:ellipse draw:style-name="gr2" draw:text-style-name="P18" draw:layer="layout" svg:width="2.187cm" svg:height="2.017cm" svg:x="6.617cm" svg:y="1.05cm">
          <text:p text:style-name="P2"><text:span text:style-name="T3">Request</text:span></text:p>
        </draw:ellipse>
        <draw:line draw:style-name="gr3" draw:text-style-name="P2" draw:layer="layout" svg:x1="7.71cm" svg:y1="3.087cm" svg:x2="7.723cm" svg:y2="5.389cm">
          <text:p/>
        </draw:line>
        <draw:frame draw:style-name="gr5" draw:text-style-name="P15" draw:layer="layout" svg:width="4.286cm" svg:height="0.962cm" svg:x="3.517cm" svg:y="4.294cm">
          <draw:text-box>
            <text:p text:style-name="P14"><text:span text:style-name="T11">Power Filter</text:span></text:p>
          </draw:text-box>
        </draw:frame>
        <draw:rect draw:style-name="gr8" draw:text-style-name="P16" draw:layer="layout" svg:width="3.61cm" svg:height="3.192cm" svg:x="4.735cm" svg:y="10.757cm">
          <text:p text:style-name="P14"><text:span text:style-name="T12">Origin </text:span><text:span text:style-name="T12"><text:line-break/></text:span><text:span text:style-name="T12">Service</text:span></text:p>
        </draw:rect>
        <draw:rect draw:style-name="gr28" draw:text-style-name="P19" draw:layer="layout" svg:width="4.498cm" svg:height="0.973cm" svg:x="4.152cm" svg:y="5.369cm">
          <text:p text:style-name="P2"><text:span text:style-name="T13">Authentication</text:span></text:p>
        </draw:rect>
        <draw:rect draw:style-name="gr25" draw:text-style-name="P2" draw:id="id4" draw:layer="layout" svg:width="7.717cm" svg:height="1.17cm" svg:x="11.813cm" svg:y="5.012cm">
          <text:p text:style-name="P14"><text:span text:style-name="T2">Filter Bundle Artifacts</text:span></text:p>
        </draw:rect>
        <draw:line draw:style-name="gr3" draw:text-style-name="P2" draw:layer="layout" svg:x1="6.591cm" svg:y1="8.09cm" svg:x2="6.557cm" svg:y2="10.675cm">
          <text:p/>
        </draw:line>
        <draw:connector draw:style-name="gr26" draw:text-style-name="P2" draw:layer="layout" draw:type="curve" svg:x1="9.508cm" svg:y1="6.654cm" svg:x2="11.813cm" svg:y2="5.597cm" draw:start-shape="id3" draw:start-glue-point="1" draw:end-shape="id4" svg:d="m9508 6654c1804 0 652-1057 2305-1057">
          <text:p/>
        </draw:connector>
        <draw:connector draw:style-name="gr26" draw:text-style-name="P2" draw:layer="layout" draw:type="curve" draw:line-skew="0.545cm 0.02cm" svg:x1="15.671cm" svg:y1="6.182cm" svg:x2="9.508cm" svg:y2="6.654cm" draw:start-shape="id4" draw:start-glue-point="2" draw:end-shape="id3" draw:end-glue-point="1" svg:d="m15671 6182c0 1569-2470 1307-3553 1034s-776-562-2610-562">
          <text:p/>
        </draw:connector>
        <draw:rect draw:style-name="gr28" draw:text-style-name="P19" draw:layer="layout" svg:width="4.498cm" svg:height="0.973cm" svg:x="4.152cm" svg:y="6.365cm">
          <text:p text:style-name="P2"><text:span text:style-name="T13">Rate Limiting</text:span></text:p>
        </draw:rect>
        <draw:rect draw:style-name="gr28" draw:text-style-name="P19" draw:layer="layout" svg:width="4.498cm" svg:height="0.973cm" svg:x="4.152cm" svg:y="7.361cm">
          <text:p text:style-name="P2"><text:span text:style-name="T13">Versioning</text:span></text:p>
        </draw:rect>
        <draw:frame draw:style-name="gr29" draw:text-style-name="P20" draw:layer="layout" svg:width="3.495cm" svg:height="0.806cm" svg:x="11.841cm" svg:y="6.591cm">
          <draw:text-box>
            <text:p><text:span text:style-name="T14">Load Artifacts</text:span></text:p>
          </draw:text-box>
        </draw:frame>
      </draw:page>
      <draw:page draw:name="repose-intro-deployProxyServer" draw:style-name="dp1" draw:master-page-name="Default">
        <draw:rect draw:style-name="gr30" draw:text-style-name="P1" draw:layer="layout" svg:width="6.315cm" svg:height="4.804cm" svg:x="3.296cm" svg:y="4.154cm">
          <text:p/>
        </draw:rect>
        <draw:ellipse draw:style-name="gr2" draw:text-style-name="P18" draw:layer="layout" svg:width="2.187cm" svg:height="2.017cm" svg:x="6.617cm" svg:y="1.05cm">
          <text:p text:style-name="P2"><text:span text:style-name="T3">Request</text:span></text:p>
        </draw:ellipse>
        <draw:frame draw:style-name="gr5" draw:text-style-name="P15" draw:layer="layout" svg:width="4.286cm" svg:height="0.962cm" svg:x="3.174cm" svg:y="4.157cm">
          <draw:text-box>
            <text:p text:style-name="P14"><text:span text:style-name="T11">Box</text:span></text:p>
          </draw:text-box>
        </draw:frame>
        <draw:rect draw:style-name="gr25" draw:text-style-name="P2" draw:id="id6" draw:layer="layout" svg:width="7.717cm" svg:height="1.17cm" svg:x="11.813cm" svg:y="5.012cm">
          <text:p text:style-name="P14"><text:span text:style-name="T2">Filter Bundle Artifacts</text:span></text:p>
        </draw:rect>
        <draw:connector draw:style-name="gr26" draw:text-style-name="P2" draw:layer="layout" draw:type="curve" svg:x1="8.753cm" svg:y1="7.401cm" svg:x2="11.813cm" svg:y2="5.597cm" draw:start-shape="id5" draw:start-glue-point="1" draw:end-shape="id6" svg:d="m8753 7401c2295 0 765-1804 3060-1804">
          <text:p/>
        </draw:connector>
        <draw:frame draw:style-name="gr29" draw:text-style-name="P20" draw:layer="layout" svg:width="3.495cm" svg:height="0.806cm" svg:x="10.949cm" svg:y="6.522cm">
          <draw:text-box>
            <text:p><text:span text:style-name="T14">Load Artifacts</text:span></text:p>
          </draw:text-box>
        </draw:frame>
        <draw:rect draw:style-name="gr1" draw:text-style-name="P1" draw:layer="layout" svg:width="5.286cm" svg:height="3.261cm" svg:x="3.845cm" svg:y="5.149cm">
          <text:p/>
        </draw:rect>
        <draw:frame draw:style-name="gr5" draw:text-style-name="P21" draw:layer="layout" svg:width="5.477cm" svg:height="0.874cm" svg:x="3.723cm" svg:y="5.221cm">
          <draw:text-box>
            <text:p text:style-name="P14"><text:span text:style-name="T15">Power Servlet Container</text:span></text:p>
          </draw:text-box>
        </draw:frame>
        <draw:g>
          <draw:rect draw:style-name="gr30" draw:text-style-name="P1" draw:layer="layout" svg:width="2.323cm" svg:height="1.715cm" svg:x="2.243cm" svg:y="9.853cm">
            <text:p/>
          </draw:rect>
          <draw:frame draw:style-name="gr5" draw:text-style-name="P15" draw:layer="layout" svg:width="3.108cm" svg:height="1.517cm" svg:x="2.213cm" svg:y="9.89cm">
            <draw:text-box>
              <text:p text:style-name="P14"><text:span text:style-name="T11">Box</text:span></text:p>
              <text:p text:style-name="P14"><text:span text:style-name="T16">Python</text:span></text:p>
            </draw:text-box>
          </draw:frame>
          <draw:frame draw:style-name="gr5" draw:text-style-name="P15" draw:layer="layout" svg:width="3.108cm" svg:height="1.517cm" svg:x="2.213cm" svg:y="9.891cm">
            <draw:text-box>
              <text:p text:style-name="P14"><text:span text:style-name="T11">Box</text:span></text:p>
              <text:p text:style-name="P14"><text:span text:style-name="T16">Python</text:span></text:p>
            </draw:text-box>
          </draw:frame>
        </draw:g>
        <draw:g>
          <draw:rect draw:style-name="gr30" draw:text-style-name="P1" draw:layer="layout" svg:width="2.323cm" svg:height="1.715cm" svg:x="8.491cm" svg:y="9.819cm">
            <text:p/>
          </draw:rect>
          <draw:frame draw:style-name="gr5" draw:text-style-name="P15" draw:layer="layout" svg:width="3.108cm" svg:height="1.517cm" svg:x="8.391cm" svg:y="9.924cm">
            <draw:text-box>
              <text:p text:style-name="P14"><text:span text:style-name="T11">Box</text:span></text:p>
              <text:p text:style-name="P14"><text:span text:style-name="T16">Python</text:span></text:p>
            </draw:text-box>
          </draw:frame>
        </draw:g>
        <draw:rect draw:style-name="gr4" draw:text-style-name="P19" draw:id="id5" draw:layer="layout" svg:width="4.498cm" svg:height="0.973cm" svg:x="4.255cm" svg:y="6.915cm">
          <text:p text:style-name="P2"><text:span text:style-name="T13">Power Filter</text:span></text:p>
        </draw:rect>
        <draw:connector draw:style-name="gr26" draw:text-style-name="P2" draw:layer="layout" draw:type="curve" svg:x1="15.671cm" svg:y1="6.182cm" svg:x2="8.753cm" svg:y2="7.401cm" draw:start-shape="id6" draw:start-glue-point="2" draw:end-shape="id5" draw:end-glue-point="1" svg:d="m15671 6182c0 813-2306 1219-6918 1219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3" draw:text-style-name="P2" draw:layer="layout" svg:x1="6.453cm" svg:y1="7.871cm" svg:x2="4.531cm" svg:y2="9.919cm">
          <text:p/>
        </draw:line>
        <draw:line draw:style-name="gr3" draw:text-style-name="P2" draw:layer="layout" svg:x1="6.453cm" svg:y1="7.871cm" svg:x2="8.466cm" svg:y2="9.816cm">
          <text:p/>
        </draw:line>
        <draw:line draw:style-name="gr15" draw:text-style-name="P2" draw:layer="layout" svg:x1="2.219cm" svg:y1="9.793cm" svg:x2="3.318cm" svg:y2="8.992cm">
          <text:p/>
        </draw:line>
        <draw:line draw:style-name="gr15" draw:text-style-name="P2" draw:layer="layout" svg:x1="10.8cm" svg:y1="9.77cm" svg:x2="9.679cm" svg:y2="8.992cm">
          <text:p/>
        </draw:line>
        <draw:line draw:style-name="gr15" draw:text-style-name="P2" draw:layer="layout" svg:x1="8.054cm" svg:y1="4.073cm" svg:x2="8.032cm" svg:y2="3.043cm">
          <text:p/>
        </draw:line>
      </draw:page>
      <draw:page draw:name="repose-intro-deployProxyCluster" draw:style-name="dp1" draw:master-page-name="Default">
        <draw:ellipse draw:style-name="gr2" draw:text-style-name="P18" draw:layer="layout" svg:width="2.187cm" svg:height="2.017cm" svg:x="6.617cm" svg:y="1.05cm">
          <text:p text:style-name="P2"><text:span text:style-name="T3">Request</text:span></text:p>
        </draw:ellipse>
        <draw:rect draw:style-name="gr25" draw:text-style-name="P2" draw:id="id8" draw:layer="layout" svg:width="7.717cm" svg:height="1.17cm" svg:x="11.813cm" svg:y="5.012cm">
          <text:p text:style-name="P14"><text:span text:style-name="T2">Filter Bundle Artifacts</text:span></text:p>
        </draw:rect>
        <draw:connector draw:style-name="gr26" draw:text-style-name="P2" draw:layer="layout" draw:type="curve" svg:x1="8.914cm" svg:y1="7.476cm" svg:x2="11.813cm" svg:y2="5.597cm" draw:start-shape="id7" draw:start-glue-point="1" draw:end-shape="id8" svg:d="m8914 7476c2175 0 726-1879 2899-1879">
          <text:p/>
        </draw:connector>
        <draw:frame draw:style-name="gr29" draw:text-style-name="P20" draw:layer="layout" svg:width="3.495cm" svg:height="0.806cm" svg:x="10.949cm" svg:y="6.522cm">
          <draw:text-box>
            <text:p><text:span text:style-name="T14">Load Artifacts</text:span></text:p>
          </draw:text-box>
        </draw:frame>
        <draw:connector draw:style-name="gr26" draw:text-style-name="P2" draw:layer="layout" draw:type="curve" svg:x1="15.671cm" svg:y1="6.182cm" svg:x2="8.914cm" svg:y2="7.476cm" draw:start-shape="id8" draw:start-glue-point="2" draw:end-shape="id7" draw:end-glue-point="1" svg:d="m15671 6182c0 863-2252 1294-6757 1294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15" draw:text-style-name="P2" draw:layer="layout" svg:x1="1.144cm" svg:y1="11.255cm" svg:x2="3.353cm" svg:y2="9.738cm">
          <text:p/>
        </draw:line>
        <draw:line draw:style-name="gr15" draw:text-style-name="P2" draw:layer="layout" svg:x1="15.752cm" svg:y1="11.281cm" svg:x2="9.679cm" svg:y2="9.79cm">
          <text:p/>
        </draw:line>
        <draw:line draw:style-name="gr15" draw:text-style-name="P2" draw:layer="layout" svg:x1="8.054cm" svg:y1="4.073cm" svg:x2="8.032cm" svg:y2="3.043cm">
          <text:p/>
        </draw:line>
        <draw:g>
          <draw:rect draw:style-name="gr30" draw:text-style-name="P1" draw:layer="layout" svg:width="6.315cm" svg:height="5.557cm" svg:x="3.296cm" svg:y="4.154cm">
            <text:p/>
          </draw:rect>
          <draw:frame draw:style-name="gr5" draw:text-style-name="P15" draw:layer="layout" svg:width="4.286cm" svg:height="0.962cm" svg:x="3.174cm" svg:y="4.157cm">
            <draw:text-box>
              <text:p text:style-name="P14"><text:span text:style-name="T11">Box</text:span></text:p>
            </draw:text-box>
          </draw:frame>
          <draw:rect draw:style-name="gr1" draw:text-style-name="P1" draw:layer="layout" svg:width="5.286cm" svg:height="4.323cm" svg:x="3.845cm" svg:y="5.149cm">
            <text:p/>
          </draw:rect>
          <draw:frame draw:style-name="gr5" draw:text-style-name="P21" draw:layer="layout" svg:width="5.477cm" svg:height="0.874cm" svg:x="3.723cm" svg:y="5.221cm">
            <draw:text-box>
              <text:p text:style-name="P14"><text:span text:style-name="T15">Power Servlet Container</text:span></text:p>
            </draw:text-box>
          </draw:frame>
          <draw:rect draw:style-name="gr31" draw:text-style-name="P19" draw:id="id7" draw:layer="layout" svg:width="4.763cm" svg:height="3.087cm" svg:x="4.151cm" svg:y="5.933cm">
            <text:p/>
          </draw:rect>
          <draw:rect draw:style-name="gr28" draw:text-style-name="P19" draw:layer="layout" svg:width="4.498cm" svg:height="0.973cm" svg:x="4.258cm" svg:y="6.674cm">
            <text:p text:style-name="P2"><text:span text:style-name="T13">Logging</text:span></text:p>
          </draw:rect>
          <draw:frame draw:style-name="gr32" draw:text-style-name="P22" draw:layer="layout" svg:width="3.778cm" svg:height="0.882cm" svg:x="3.991cm" svg:y="5.88cm">
            <draw:text-box>
              <text:p><text:span text:style-name="T13">Power Filter</text:span></text:p>
            </draw:text-box>
          </draw:frame>
          <draw:rect draw:style-name="gr28" draw:text-style-name="P19" draw:layer="layout" svg:width="4.498cm" svg:height="0.973cm" svg:x="4.285cm" svg:y="7.658cm">
            <text:p text:style-name="P2"><text:span text:style-name="T13">Authentication</text:span></text:p>
          </draw:rect>
        </draw:g>
        <draw:g>
          <draw:rect draw:style-name="gr30" draw:text-style-name="P1" draw:layer="layout" svg:width="6.315cm" svg:height="5.557cm" svg:x="9.443cm" svg:y="11.366cm">
            <text:p/>
          </draw:rect>
          <draw:frame draw:style-name="gr5" draw:text-style-name="P15" draw:layer="layout" svg:width="4.286cm" svg:height="0.962cm" svg:x="9.321cm" svg:y="11.369cm">
            <draw:text-box>
              <text:p text:style-name="P14"><text:span text:style-name="T11">Box</text:span></text:p>
            </draw:text-box>
          </draw:frame>
          <draw:rect draw:style-name="gr1" draw:text-style-name="P1" draw:layer="layout" svg:width="5.286cm" svg:height="4.323cm" svg:x="9.992cm" svg:y="12.361cm">
            <text:p/>
          </draw:rect>
          <draw:frame draw:style-name="gr5" draw:text-style-name="P21" draw:layer="layout" svg:width="5.477cm" svg:height="0.874cm" svg:x="9.87cm" svg:y="12.433cm">
            <draw:text-box>
              <text:p text:style-name="P14"><text:span text:style-name="T15">Power Servlet Container</text:span></text:p>
            </draw:text-box>
          </draw:frame>
          <draw:rect draw:style-name="gr31" draw:text-style-name="P19" draw:layer="layout" svg:width="4.763cm" svg:height="3.087cm" svg:x="10.298cm" svg:y="13.145cm">
            <text:p/>
          </draw:rect>
          <draw:rect draw:style-name="gr28" draw:text-style-name="P19" draw:layer="layout" svg:width="4.498cm" svg:height="0.973cm" svg:x="10.405cm" svg:y="13.886cm">
            <text:p text:style-name="P2"><text:span text:style-name="T13">Rate Limiting</text:span></text:p>
          </draw:rect>
          <draw:frame draw:style-name="gr32" draw:text-style-name="P22" draw:layer="layout" svg:width="3.778cm" svg:height="0.882cm" svg:x="10.138cm" svg:y="13.092cm">
            <draw:text-box>
              <text:p><text:span text:style-name="T13">Power Filter</text:span></text:p>
            </draw:text-box>
          </draw:frame>
          <draw:rect draw:style-name="gr28" draw:text-style-name="P19" draw:layer="layout" svg:width="4.498cm" svg:height="0.973cm" svg:x="10.432cm" svg:y="14.87cm">
            <text:p text:style-name="P2"><text:span text:style-name="T13">Versioning</text:span></text:p>
          </draw:rect>
        </draw:g>
        <draw:g>
          <draw:rect draw:style-name="gr30" draw:text-style-name="P1" draw:layer="layout" svg:width="6.315cm" svg:height="5.557cm" svg:x="1.168cm" svg:y="11.341cm">
            <text:p/>
          </draw:rect>
          <draw:frame draw:style-name="gr5" draw:text-style-name="P15" draw:layer="layout" svg:width="4.286cm" svg:height="0.962cm" svg:x="1.046cm" svg:y="11.344cm">
            <draw:text-box>
              <text:p text:style-name="P14"><text:span text:style-name="T11">Box</text:span></text:p>
            </draw:text-box>
          </draw:frame>
          <draw:rect draw:style-name="gr1" draw:text-style-name="P1" draw:layer="layout" svg:width="5.286cm" svg:height="4.323cm" svg:x="1.717cm" svg:y="12.336cm">
            <text:p/>
          </draw:rect>
          <draw:frame draw:style-name="gr5" draw:text-style-name="P21" draw:layer="layout" svg:width="5.477cm" svg:height="0.874cm" svg:x="1.595cm" svg:y="12.408cm">
            <draw:text-box>
              <text:p text:style-name="P14"><text:span text:style-name="T15">Power Servlet Container</text:span></text:p>
            </draw:text-box>
          </draw:frame>
          <draw:rect draw:style-name="gr31" draw:text-style-name="P19" draw:layer="layout" svg:width="4.763cm" svg:height="3.087cm" svg:x="2.023cm" svg:y="13.12cm">
            <text:p/>
          </draw:rect>
          <draw:rect draw:style-name="gr28" draw:text-style-name="P19" draw:layer="layout" svg:width="4.498cm" svg:height="0.973cm" svg:x="2.13cm" svg:y="13.861cm">
            <text:p text:style-name="P2"><text:span text:style-name="T13">Rate Limiting</text:span></text:p>
          </draw:rect>
          <draw:frame draw:style-name="gr32" draw:text-style-name="P22" draw:layer="layout" svg:width="3.778cm" svg:height="0.882cm" svg:x="1.863cm" svg:y="13.067cm">
            <draw:text-box>
              <text:p><text:span text:style-name="T13">Power Filter</text:span></text:p>
            </draw:text-box>
          </draw:frame>
          <draw:rect draw:style-name="gr28" draw:text-style-name="P19" draw:layer="layout" svg:width="4.498cm" svg:height="0.973cm" svg:x="2.157cm" svg:y="14.845cm">
            <text:p text:style-name="P2"><text:span text:style-name="T13">Versioning</text:span></text:p>
          </draw:rect>
        </draw:g>
        <draw:line draw:style-name="gr3" draw:text-style-name="P2" draw:layer="layout" svg:x1="8.089cm" svg:y1="8.967cm" svg:x2="9.42cm" svg:y2="11.308cm">
          <text:p/>
        </draw:line>
        <draw:line draw:style-name="gr3" draw:text-style-name="P2" draw:layer="layout" svg:x1="8.089cm" svg:y1="8.994cm" svg:x2="7.451cm" svg:y2="11.389cm">
          <text:p/>
        </draw:line>
      </draw:page>
      <draw:page draw:name="repose-intro-deployRoot" draw:style-name="dp1" draw:master-page-name="Default">
        <draw:ellipse draw:style-name="gr2" draw:text-style-name="P18" draw:layer="layout" svg:width="2.187cm" svg:height="2.017cm" svg:x="7.263cm" svg:y="1.05cm">
          <text:p text:style-name="P2"><text:span text:style-name="T3">Request</text:span></text:p>
        </draw:ellipse>
        <draw:rect draw:style-name="gr25" draw:text-style-name="P2" draw:id="id9" draw:layer="layout" svg:width="7.717cm" svg:height="1.17cm" svg:x="12.722cm" svg:y="5.032cm">
          <text:p text:style-name="P14"><text:span text:style-name="T2">Filter Bundle Artifacts</text:span></text:p>
        </draw:rect>
        <draw:rect draw:style-name="gr33" draw:text-style-name="P1" draw:layer="layout" svg:width="9.571cm" svg:height="6.804cm" svg:x="1.8cm" svg:y="5.094cm">
          <text:p/>
        </draw:rect>
        <draw:frame draw:style-name="gr5" draw:text-style-name="P21" draw:layer="layout" svg:width="5.477cm" svg:height="0.874cm" svg:x="1.684cm" svg:y="5.16cm">
          <draw:text-box>
            <text:p text:style-name="P14"><text:span text:style-name="T15">Servlet Container</text:span></text:p>
          </draw:text-box>
        </draw:frame>
        <draw:rect draw:style-name="gr34" draw:text-style-name="P2" draw:layer="layout" svg:width="5.856cm" svg:height="2.129cm" svg:x="3.256cm" svg:y="6.04cm">
          <text:p/>
        </draw:rect>
        <draw:frame draw:style-name="gr5" draw:text-style-name="P21" draw:layer="layout" svg:width="6.017cm" svg:height="0.874cm" svg:x="3.067cm" svg:y="6.008cm">
          <draw:text-box>
            <text:p text:style-name="P14"><text:span text:style-name="T7">Servlet Context:</text:span><text:span text:style-name="T15"> Root.WAR</text:span></text:p>
          </draw:text-box>
        </draw:frame>
        <draw:rect draw:style-name="gr4" draw:text-style-name="P19" draw:id="id10" draw:layer="layout" svg:width="4.498cm" svg:height="0.973cm" svg:x="3.909cm" svg:y="6.889cm">
          <text:p text:style-name="P2"><text:span text:style-name="T13">Power Filter</text:span></text:p>
        </draw:rect>
        <draw:connector draw:style-name="gr26" draw:text-style-name="P2" draw:layer="layout" draw:type="curve" svg:x1="16.58cm" svg:y1="6.202cm" svg:x2="8.407cm" svg:y2="7.375cm" draw:start-shape="id9" draw:start-glue-point="2" draw:end-shape="id10" draw:end-glue-point="1" svg:d="m16580 6202c0 782-2724 1173-8173 1173">
          <text:p/>
        </draw:connector>
        <draw:line draw:style-name="gr3" draw:text-style-name="P2" draw:layer="layout" svg:x1="8.356cm" svg:y1="3.086cm" svg:x2="8.369cm" svg:y2="6.967cm">
          <text:p/>
        </draw:line>
        <draw:line draw:style-name="gr3" draw:text-style-name="P2" draw:layer="layout" svg:x1="6.421cm" svg:y1="8.137cm" svg:x2="4.603cm" svg:y2="9.871cm">
          <text:p/>
        </draw:line>
        <draw:line draw:style-name="gr3" draw:text-style-name="P2" draw:layer="layout" svg:x1="6.413cm" svg:y1="8.142cm" svg:x2="8.302cm" svg:y2="9.818cm">
          <text:p/>
        </draw:line>
        <draw:line draw:style-name="gr15" draw:text-style-name="P2" draw:layer="layout" svg:x1="2.059cm" svg:y1="9.792cm" svg:x2="3.246cm" svg:y2="8.168cm">
          <text:p/>
        </draw:line>
        <draw:line draw:style-name="gr15" draw:text-style-name="P2" draw:layer="layout" svg:x1="11.11cm" svg:y1="9.864cm" svg:x2="8.964cm" svg:y2="8.218cm">
          <text:p/>
        </draw:line>
        <draw:connector draw:style-name="gr26" draw:text-style-name="P2" draw:layer="layout" draw:type="curve" svg:x1="8.407cm" svg:y1="7.375cm" svg:x2="12.722cm" svg:y2="5.617cm" draw:start-shape="id10" draw:start-glue-point="1" draw:end-shape="id9" svg:d="m8407 7375c3237 0 1080-1758 4315-1758">
          <text:p/>
        </draw:connector>
        <draw:frame draw:style-name="gr29" draw:text-style-name="P20" draw:layer="layout" svg:width="3.495cm" svg:height="0.806cm" svg:x="11.595cm" svg:y="6.522cm">
          <draw:text-box>
            <text:p><text:span text:style-name="T14">Load Artifacts</text:span></text:p>
          </draw:text-box>
        </draw:frame>
        <draw:g>
          <draw:rect draw:style-name="gr34" draw:text-style-name="P2" draw:layer="layout" svg:width="4.22cm" svg:height="1.305cm" svg:x="2.039cm" svg:y="9.82cm">
            <text:p/>
          </draw:rect>
          <draw:frame draw:style-name="gr5" draw:text-style-name="P21" draw:layer="layout" svg:width="4.442cm" svg:height="1.191cm" svg:x="1.858cm" svg:y="9.769cm">
            <draw:text-box>
              <text:p text:style-name="P14"><text:span text:style-name="T7">Servlet Context:</text:span><text:span text:style-name="T15"> </text:span><text:span text:style-name="T15"><text:line-break/></text:span><text:span text:style-name="T15">Service Version 1.0</text:span></text:p>
            </draw:text-box>
          </draw:frame>
        </draw:g>
        <draw:g>
          <draw:g>
            <draw:rect draw:style-name="gr34" draw:text-style-name="P2" draw:layer="layout" svg:width="4.22cm" svg:height="1.305cm" svg:x="6.846cm" svg:y="9.781cm">
              <text:p/>
            </draw:rect>
            <draw:frame draw:style-name="gr5" draw:text-style-name="P21" draw:layer="layout" svg:width="4.442cm" svg:height="1.191cm" svg:x="6.665cm" svg:y="9.73cm">
              <draw:text-box>
                <text:p text:style-name="P14"><text:span text:style-name="T7">Servlet Context:</text:span><text:span text:style-name="T15"> </text:span><text:span text:style-name="T15"><text:line-break/></text:span><text:span text:style-name="T15">Service Version 1.1</text:span></text:p>
              </draw:text-box>
            </draw:frame>
          </draw:g>
        </draw:g>
      </draw:page>
      <draw:page draw:name="repose-logging-HTTPoverview" draw:style-name="dp1" draw:master-page-name="Default">
        <draw:custom-shape draw:style-name="gr35" draw:text-style-name="P23" draw:layer="controls" svg:width="5.955cm" svg:height="1.948cm" svg:x="3.97cm" svg:y="14.781cm">
          <text:p text:style-name="P2"><text:span text:style-name="T17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2" draw:text-style-name="P3" draw:layer="layout" svg:width="3.5cm" svg:height="3.5cm" svg:x="8.631cm" svg:y="1.531cm">
          <text:p text:style-name="P2"><text:span text:style-name="T1">C</text:span></text:p>
        </draw:circle>
        <draw:rect draw:style-name="gr36" draw:text-style-name="P11" draw:layer="layout" svg:width="5.5cm" svg:height="3.155cm" svg:x="7.715cm" svg:y="8.431cm">
          <text:p text:style-name="P2"><text:span text:style-name="T8">Repose</text:span></text:p>
        </draw:rect>
        <draw:rect draw:style-name="gr8" draw:text-style-name="P6" draw:layer="layout" svg:width="5.5cm" svg:height="3cm" svg:x="12.081cm" svg:y="13.399cm">
          <text:p text:style-name="P2"><text:span text:style-name="T9">Origin</text:span></text:p>
          <text:p text:style-name="P2"><text:span text:style-name="T9">Service</text:span></text:p>
        </draw:rect>
        <draw:line draw:style-name="gr20" draw:text-style-name="P2" draw:layer="layout" svg:x1="2.51cm" svg:y1="6.399cm" svg:x2="18.51cm" svg:y2="6.399cm">
          <text:p/>
        </draw:line>
        <draw:line draw:style-name="gr3" draw:text-style-name="P2" draw:layer="layout" svg:x1="10.329cm" svg:y1="5.064cm" svg:x2="10.331cm" svg:y2="8.431cm">
          <text:p/>
        </draw:line>
        <draw:line draw:style-name="gr3" draw:text-style-name="P2" draw:layer="layout" svg:x1="12.649cm" svg:y1="11.586cm" svg:x2="12.651cm" svg:y2="13.399cm">
          <text:p/>
        </draw:line>
        <draw:frame draw:style-name="gr37" draw:text-style-name="P12" draw:layer="layout" svg:width="2.763cm" svg:height="0.962cm" svg:x="15.231cm" svg:y="4.752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331cm" svg:y="6.473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331cm" svg:y="8.273cm">
          <draw:text-box>
            <text:p><text:span text:style-name="T10">internal</text:span></text:p>
          </draw:text-box>
        </draw:frame>
        <draw:rect draw:style-name="gr4" draw:text-style-name="P2" draw:layer="layout" svg:width="5.338cm" svg:height="0.973cm" svg:x="7.814cm" svg:y="10.516cm">
          <text:p text:style-name="P2">HTTP Logging</text:p>
        </draw:rect>
        <draw:line draw:style-name="gr38" draw:text-style-name="P2" draw:layer="controls" svg:x1="10.134cm" svg:y1="11.651cm" svg:x2="9.469cm" svg:y2="13.517cm">
          <text:p/>
        </draw:line>
        <draw:line draw:style-name="gr38" draw:text-style-name="P2" draw:layer="controls" svg:x1="10.118cm" svg:y1="11.652cm" svg:x2="8.903cm" svg:y2="13.129cm">
          <text:p/>
        </draw:line>
        <draw:custom-shape draw:style-name="gr35" draw:text-style-name="P23" draw:layer="layout" svg:width="5.955cm" svg:height="1.948cm" svg:x="2.897cm" svg:y="12.121cm">
          <text:p text:style-name="P2"><text:span text:style-name="T17">/usr/local/logs/output/Fi61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23" draw:layer="layout" svg:width="5.955cm" svg:height="1.948cm" svg:x="3.596cm" svg:y="13.564cm">
          <text:p text:style-name="P2"><text:span text:style-name="T17">logFi62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8" draw:text-style-name="P2" draw:layer="layout" svg:x1="10.14cm" svg:y1="11.658cm" svg:x2="9.95cm" svg:y2="14.803cm">
          <text:p/>
        </draw:line>
      </draw:page>
      <draw:page draw:name="repose-versioning-overview" draw:style-name="dp1" draw:master-page-name="Default">
        <draw:rect draw:style-name="gr1" draw:text-style-name="P1" draw:layer="layout" svg:width="5.5cm" svg:height="4.201cm" svg:x="7.987cm" svg:y="8.565cm">
          <text:p/>
        </draw:rect>
        <draw:circle draw:style-name="gr2" draw:text-style-name="P3" draw:layer="layout" svg:width="3.5cm" svg:height="3.5cm" svg:x="8.912cm" svg:y="1.7cm">
          <text:p text:style-name="P2"><text:span text:style-name="T1">C</text:span></text:p>
        </draw:circle>
        <draw:rect draw:style-name="gr8" draw:text-style-name="P6" draw:layer="layout" svg:width="3.146cm" svg:height="2.459cm" svg:x="13.069cm" svg:y="14.384cm">
          <text:p text:style-name="P2"><text:span text:style-name="T3">Service</text:span></text:p>
          <text:p text:style-name="P2"><text:span text:style-name="T9">V2</text:span></text:p>
        </draw:rect>
        <draw:line draw:style-name="gr20" draw:text-style-name="P2" draw:layer="layout" svg:x1="2.791cm" svg:y1="6.568cm" svg:x2="18.791cm" svg:y2="6.568cm">
          <text:p/>
        </draw:line>
        <draw:line draw:style-name="gr3" draw:text-style-name="P2" draw:layer="layout" svg:x1="10.61cm" svg:y1="5.233cm" svg:x2="10.605cm" svg:y2="9.697cm">
          <text:p/>
        </draw:line>
        <draw:frame draw:style-name="gr37" draw:text-style-name="P12" draw:layer="layout" svg:width="2.763cm" svg:height="0.962cm" svg:x="15.512cm" svg:y="4.921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612cm" svg:y="6.642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612cm" svg:y="8.442cm">
          <draw:text-box>
            <text:p><text:span text:style-name="T10">internal</text:span></text:p>
          </draw:text-box>
        </draw:frame>
        <draw:rect draw:style-name="gr4" draw:text-style-name="P2" draw:layer="layout" svg:width="3.937cm" svg:height="0.973cm" svg:x="8.785cm" svg:y="9.661cm">
          <text:p text:style-name="P2">Versioning</text:p>
        </draw:rect>
        <draw:rect draw:style-name="gr8" draw:text-style-name="P6" draw:layer="layout" svg:width="3.146cm" svg:height="2.459cm" svg:x="5.229cm" svg:y="14.334cm">
          <text:p text:style-name="P2"><text:span text:style-name="T3">Service</text:span></text:p>
          <text:p text:style-name="P2"><text:span text:style-name="T9">V1</text:span></text:p>
        </draw:rect>
        <draw:frame draw:style-name="gr5" draw:text-style-name="P5" draw:layer="layout" svg:width="2.984cm" svg:height="0.962cm" svg:x="10.656cm" svg:y="8.518cm">
          <draw:text-box>
            <text:p text:style-name="P4"><text:span text:style-name="T2">Repose</text:span></text:p>
          </draw:text-box>
        </draw:frame>
        <draw:rect draw:style-name="gr4" draw:text-style-name="P2" draw:layer="layout" svg:width="3.937cm" svg:height="0.973cm" svg:x="8.786cm" svg:y="11.5cm">
          <text:p text:style-name="P2">Router</text:p>
        </draw:rect>
        <draw:frame draw:style-name="gr39" draw:text-style-name="P25" draw:layer="layout" svg:width="5.362cm" svg:height="1.517cm" svg:x="2.921cm" svg:y="4.669cm">
          <draw:text-box>
            <text:p text:style-name="P24"><text:span text:style-name="T18">Client</text:span><text:span text:style-name="T19"> requests</text:span><text:span text:style-name="T20"> </text:span><text:span text:style-name="T21">V1</text:span></text:p>
            <text:p text:style-name="P24"><text:span text:style-name="T19">from service endpoint.</text:span></text:p>
          </draw:text-box>
        </draw:frame>
        <draw:frame draw:style-name="gr39" draw:text-style-name="P25" draw:layer="layout" svg:width="4.977cm" svg:height="2.072cm" svg:x="2.731cm" svg:y="12.004cm">
          <draw:text-box>
            <text:p text:style-name="P24"><text:span text:style-name="T22">Repose</text:span><text:span text:style-name="T19"> introspects </text:span></text:p>
            <text:p text:style-name="P24"><text:span text:style-name="T19">request, tags it to be</text:span></text:p>
            <text:p text:style-name="P24"><text:span text:style-name="T19">routed to </text:span><text:span text:style-name="T21">V1</text:span><text:span text:style-name="T19">.</text:span></text:p>
          </draw:text-box>
        </draw:frame>
        <draw:line draw:style-name="gr3" draw:text-style-name="P2" draw:layer="layout" svg:x1="10.623cm" svg:y1="10.633cm" svg:x2="10.623cm" svg:y2="11.552cm">
          <text:p/>
        </draw:line>
        <draw:line draw:style-name="gr40" draw:text-style-name="P2" draw:layer="layout" svg:x1="10.519cm" svg:y1="12.489cm" svg:x2="8.42cm" svg:y2="14.293cm">
          <text:p/>
        </draw:line>
      </draw:page>
      <draw:page draw:name="repose-versioning-normal" draw:style-name="dp1" draw:master-page-name="Default">
        <draw:rect draw:style-name="gr1" draw:text-style-name="P1" draw:layer="layout" svg:width="3.672cm" svg:height="3.304cm" svg:x="9.066cm" svg:y="8.451cm">
          <text:p/>
        </draw:rect>
        <draw:circle draw:style-name="gr2" draw:text-style-name="P3" draw:layer="layout" svg:width="3.5cm" svg:height="3.5cm" svg:x="9.25cm" svg:y="1.586cm">
          <text:p text:style-name="P2"><text:span text:style-name="T1">C</text:span></text:p>
        </draw:circle>
        <draw:rect draw:style-name="gr8" draw:text-style-name="P26" draw:layer="layout" svg:width="3.61cm" svg:height="3.192cm" svg:x="9.1cm" svg:y="13.643cm">
          <text:p text:style-name="P2"><text:span text:style-name="T23">?</text:span></text:p>
        </draw:rect>
        <draw:line draw:style-name="gr20" draw:text-style-name="P2" draw:layer="layout" svg:x1="3.129cm" svg:y1="6.454cm" svg:x2="19.129cm" svg:y2="6.454cm">
          <text:p/>
        </draw:line>
        <draw:line draw:style-name="gr3" draw:text-style-name="P2" draw:layer="layout" svg:x1="10.948cm" svg:y1="5.119cm" svg:x2="10.912cm" svg:y2="8.397cm">
          <text:p/>
        </draw:line>
        <draw:frame draw:style-name="gr37" draw:text-style-name="P12" draw:layer="layout" svg:width="2.763cm" svg:height="0.962cm" svg:x="15.85cm" svg:y="4.807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95cm" svg:y="6.528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95cm" svg:y="8.328cm">
          <draw:text-box>
            <text:p><text:span text:style-name="T10">internal</text:span></text:p>
          </draw:text-box>
        </draw:frame>
        <draw:frame draw:style-name="gr5" draw:text-style-name="P27" draw:layer="layout" svg:width="4.286cm" svg:height="1.276cm" svg:x="8.5cm" svg:y="9.513cm">
          <draw:text-box>
            <text:p text:style-name="P4"><text:span text:style-name="T12">Repose</text:span></text:p>
          </draw:text-box>
        </draw:frame>
        <draw:frame draw:style-name="gr39" draw:text-style-name="P25" draw:layer="layout" svg:width="6.568cm" svg:height="1.361cm" svg:x="3.259cm" svg:y="4.555cm">
          <draw:text-box>
            <text:p text:style-name="P24"><text:span text:style-name="T22">Client</text:span><text:span text:style-name="T24"> </text:span><text:span text:style-name="T19">makes a well-formed</text:span></text:p>
            <text:p text:style-name="P24"><text:span text:style-name="T19">versioned request.</text:span></text:p>
          </draw:text-box>
        </draw:frame>
        <draw:frame draw:style-name="gr39" draw:text-style-name="P25" draw:layer="layout" svg:width="6.344cm" svg:height="3.026cm" svg:x="2.691cm" svg:y="11.101cm">
          <draw:text-box>
            <text:p text:style-name="P24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annotates request </text:span></text:p>
            <text:p text:style-name="P24"><text:span text:style-name="T19">header with the </text:span></text:p>
            <text:p text:style-name="P24"><text:span text:style-name="T19">intended destination</text:span></text:p>
            <text:p text:style-name="P24"><text:span text:style-name="T19">(see </text:span><text:span text:style-name="T25">x-pp-service-origin</text:span><text:span text:style-name="T19">).</text:span></text:p>
          </draw:text-box>
        </draw:frame>
        <draw:frame draw:style-name="gr41" draw:text-style-name="P25" draw:layer="layout" svg:width="7.076cm" svg:height="2.471cm" svg:x="2.735cm" svg:y="15.799cm">
          <draw:text-box>
            <text:p text:style-name="P24"><text:span text:style-name="T19">Header may be</text:span></text:p>
            <text:p text:style-name="P24"><text:span text:style-name="T19">consumed by </text:span></text:p>
            <text:p text:style-name="P28"><text:span text:style-name="T22">later components</text:span><text:span text:style-name="T19"> </text:span><text:span text:style-name="T19"><text:line-break/></text:span><text:span text:style-name="T19">to perform routing as needed.</text:span></text:p>
          </draw:text-box>
        </draw:frame>
        <draw:line draw:style-name="gr3" draw:text-style-name="P2" draw:layer="layout" svg:x1="10.879cm" svg:y1="11.812cm" svg:x2="10.851cm" svg:y2="13.745cm">
          <text:p/>
        </draw:line>
      </draw:page>
      <draw:page draw:name="repose-versioning-description" draw:style-name="dp1" draw:master-page-name="Default">
        <draw:rect draw:style-name="gr1" draw:text-style-name="P1" draw:layer="layout" svg:width="3.672cm" svg:height="3.304cm" svg:x="8.334cm" svg:y="8.171cm">
          <text:p/>
        </draw:rect>
        <draw:circle draw:style-name="gr2" draw:text-style-name="P3" draw:layer="layout" svg:width="3.5cm" svg:height="3.5cm" svg:x="8.518cm" svg:y="1.306cm">
          <text:p text:style-name="P2"><text:span text:style-name="T1">C</text:span></text:p>
        </draw:circle>
        <draw:line draw:style-name="gr20" draw:text-style-name="P2" draw:layer="layout" svg:x1="2.397cm" svg:y1="6.174cm" svg:x2="18.397cm" svg:y2="6.174cm">
          <text:p/>
        </draw:line>
        <draw:line draw:style-name="gr3" draw:text-style-name="P2" draw:layer="layout" svg:x1="10.216cm" svg:y1="4.839cm" svg:x2="10.18cm" svg:y2="8.117cm">
          <text:p/>
        </draw:line>
        <draw:frame draw:style-name="gr37" draw:text-style-name="P12" draw:layer="layout" svg:width="2.763cm" svg:height="0.962cm" svg:x="15.118cm" svg:y="4.527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218cm" svg:y="6.248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218cm" svg:y="8.048cm">
          <draw:text-box>
            <text:p><text:span text:style-name="T10">internal</text:span></text:p>
          </draw:text-box>
        </draw:frame>
        <draw:frame draw:style-name="gr5" draw:text-style-name="P27" draw:layer="layout" svg:width="4.286cm" svg:height="1.276cm" svg:x="7.768cm" svg:y="9.233cm">
          <draw:text-box>
            <text:p text:style-name="P4"><text:span text:style-name="T12">Repose</text:span></text:p>
          </draw:text-box>
        </draw:frame>
        <draw:frame draw:style-name="gr39" draw:text-style-name="P25" draw:layer="layout" svg:width="6.733cm" svg:height="1.916cm" svg:x="2.527cm" svg:y="4.275cm">
          <draw:text-box>
            <text:p text:style-name="P24"><text:span text:style-name="T22">Client</text:span><text:span text:style-name="T19"> requests description </text:span></text:p>
            <text:p text:style-name="P24"><text:span text:style-name="T19">of a single version or </text:span></text:p>
            <text:p text:style-name="P24"><text:span text:style-name="T19">the service versions catalog.</text:span></text:p>
          </draw:text-box>
        </draw:frame>
        <draw:frame draw:style-name="gr39" draw:text-style-name="P25" draw:layer="layout" svg:width="5.085cm" svg:height="3.026cm" svg:x="2.645cm" svg:y="9.036cm">
          <draw:text-box>
            <text:p text:style-name="P24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4"><text:span text:style-name="T26">200 (OK)</text:span></text:p>
            <text:p text:style-name="P24"><text:span text:style-name="T26">and the requested</text:span></text:p>
            <text:p text:style-name="P24"><text:span text:style-name="T26">information</text:span><text:span text:style-name="T19">.</text:span></text:p>
          </draw:text-box>
        </draw:frame>
        <draw:line draw:style-name="gr24" draw:text-style-name="P2" draw:layer="layout" svg:x1="10.908cm" svg:y1="8.043cm" svg:x2="10.942cm" svg:y2="4.748cm">
          <text:p/>
        </draw:line>
      </draw:page>
      <draw:page draw:name="repose-versioning-error" draw:style-name="dp1" draw:master-page-name="Default">
        <draw:rect draw:style-name="gr1" draw:text-style-name="P1" draw:layer="layout" svg:width="3.672cm" svg:height="3.304cm" svg:x="8.488cm" svg:y="8.415cm">
          <text:p/>
        </draw:rect>
        <draw:circle draw:style-name="gr2" draw:text-style-name="P3" draw:layer="layout" svg:width="3.5cm" svg:height="3.5cm" svg:x="8.672cm" svg:y="1.55cm">
          <text:p text:style-name="P2"><text:span text:style-name="T1">C</text:span></text:p>
        </draw:circle>
        <draw:line draw:style-name="gr20" draw:text-style-name="P2" draw:layer="layout" svg:x1="2.551cm" svg:y1="6.418cm" svg:x2="18.551cm" svg:y2="6.418cm">
          <text:p/>
        </draw:line>
        <draw:line draw:style-name="gr3" draw:text-style-name="P2" draw:layer="layout" svg:x1="10.37cm" svg:y1="5.083cm" svg:x2="10.334cm" svg:y2="8.361cm">
          <text:p/>
        </draw:line>
        <draw:frame draw:style-name="gr37" draw:text-style-name="P12" draw:layer="layout" svg:width="2.763cm" svg:height="0.962cm" svg:x="15.272cm" svg:y="4.771cm">
          <draw:text-box>
            <text:p><text:span text:style-name="T10">external</text:span></text:p>
          </draw:text-box>
        </draw:frame>
        <draw:frame draw:style-name="gr37" draw:text-style-name="P12" draw:layer="layout" svg:width="5.336cm" svg:height="0.962cm" svg:x="11.372cm" svg:y="6.492cm">
          <draw:text-box>
            <text:p><text:span text:style-name="T10">service boundary</text:span></text:p>
          </draw:text-box>
        </draw:frame>
        <draw:frame draw:style-name="gr37" draw:text-style-name="P12" draw:layer="layout" svg:width="2.585cm" svg:height="0.962cm" svg:x="15.372cm" svg:y="8.292cm">
          <draw:text-box>
            <text:p><text:span text:style-name="T10">internal</text:span></text:p>
          </draw:text-box>
        </draw:frame>
        <draw:frame draw:style-name="gr5" draw:text-style-name="P27" draw:layer="layout" svg:width="4.286cm" svg:height="1.276cm" svg:x="7.922cm" svg:y="9.477cm">
          <draw:text-box>
            <text:p text:style-name="P4"><text:span text:style-name="T12">Repose</text:span></text:p>
          </draw:text-box>
        </draw:frame>
        <draw:frame draw:style-name="gr39" draw:text-style-name="P25" draw:layer="layout" svg:width="6.569cm" svg:height="1.361cm" svg:x="2.681cm" svg:y="4.519cm">
          <draw:text-box>
            <text:p text:style-name="P24"><text:span text:style-name="T22">Client</text:span><text:span text:style-name="T19"> makes a well-formed</text:span></text:p>
            <text:p text:style-name="P24"><text:span text:style-name="T19">versioned request.</text:span></text:p>
          </draw:text-box>
        </draw:frame>
        <draw:frame draw:style-name="gr39" draw:text-style-name="P25" draw:layer="layout" svg:width="5.912cm" svg:height="3.581cm" svg:x="2.765cm" svg:y="10.104cm">
          <draw:text-box>
            <text:p text:style-name="P24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4"><text:span text:style-name="T26">300 (Multiple Choice)</text:span></text:p>
            <text:p text:style-name="P24"><text:span text:style-name="T26">and a </text:span></text:p>
            <text:p text:style-name="P24"><text:span text:style-name="T26">service versions catalog </text:span></text:p>
            <text:p text:style-name="P24"><text:span text:style-name="T26">for client consumption.</text:span></text:p>
          </draw:text-box>
        </draw:frame>
        <draw:line draw:style-name="gr24" draw:text-style-name="P2" draw:layer="layout" svg:x1="11.062cm" svg:y1="8.287cm" svg:x2="11.096cm" svg:y2="4.992cm">
          <text:p/>
        </draw:line>
        <draw:rect draw:style-name="gr8" draw:text-style-name="P26" draw:layer="layout" svg:width="3.61cm" svg:height="3.192cm" svg:x="8.522cm" svg:y="13.607cm">
          <text:p text:style-name="P2"><text:span text:style-name="T23">?</text:span></text:p>
        </draw:rect>
        <draw:frame draw:style-name="gr41" draw:text-style-name="P25" draw:layer="layout" svg:width="7.076cm" svg:height="1.916cm" svg:x="2.706cm" svg:y="15.387cm">
          <draw:text-box>
            <text:p text:style-name="P24"><text:span text:style-name="T22">Later components</text:span><text:span text:style-name="T19"> </text:span><text:span text:style-name="T19"><text:line-break/></text:span><text:span text:style-name="T19">are not involved</text:span></text:p>
            <text:p text:style-name="P24"><text:span text:style-name="T19">in the conversation.</text:span></text:p>
          </draw:text-box>
        </draw:frame>
      </draw:page>
      <draw:page draw:name="zzSCRATCH" draw:style-name="dp1" draw:master-page-name="Default">
        <draw:g>
          <draw:rect draw:style-name="gr42" draw:text-style-name="P2" draw:layer="layout" svg:width="2.54cm" svg:height="2.016cm" svg:x="3.6cm" svg:y="17.907cm">
            <text:p/>
          </draw:rect>
          <draw:frame draw:style-name="gr39" draw:text-style-name="P30" draw:layer="layout" svg:width="2.259cm" svg:height="1.75cm" svg:x="3.722cm" svg:y="18.062cm">
            <draw:text-box>
              <text:p text:style-name="P29"><text:span text:style-name="T3">Service</text:span></text:p>
              <text:p text:style-name="P29"><text:span text:style-name="T8">V1</text:span></text:p>
            </draw:text-box>
          </draw:frame>
        </draw:g>
        <draw:g>
          <draw:rect draw:style-name="gr42" draw:text-style-name="P2" draw:layer="layout" svg:width="2.54cm" svg:height="2.016cm" svg:x="7.39cm" svg:y="17.907cm">
            <text:p/>
          </draw:rect>
          <draw:frame draw:style-name="gr39" draw:text-style-name="P30" draw:layer="layout" svg:width="2.259cm" svg:height="1.75cm" svg:x="7.512cm" svg:y="18.062cm">
            <draw:text-box>
              <text:p text:style-name="P29"><text:span text:style-name="T3">Service</text:span></text:p>
              <text:p text:style-name="P29"><text:span text:style-name="T8">V2</text:span></text:p>
            </draw:text-box>
          </draw:frame>
        </draw:g>
        <draw:ellipse draw:style-name="gr43" draw:text-style-name="P2" draw:layer="layout" svg:width="2.579cm" svg:height="2.48cm" svg:x="5.973cm" svg:y="9.922cm">
          <text:p/>
        </draw:ellipse>
        <draw:rect draw:style-name="gr42" draw:text-style-name="P2" draw:layer="layout" svg:width="4.842cm" svg:height="3.532cm" svg:x="4.822cm" svg:y="13.395cm">
          <text:p/>
        </draw:rect>
        <draw:frame draw:style-name="gr39" draw:text-style-name="P30" draw:layer="layout" svg:width="2.559cm" svg:height="0.806cm" svg:x="7.234cm" svg:y="13.478cm">
          <draw:text-box>
            <text:p text:style-name="P29"><text:span text:style-name="T3">REPOSE</text:span></text:p>
          </draw:text-box>
        </draw:frame>
        <draw:g>
          <draw:rect draw:style-name="gr44" draw:text-style-name="P2" draw:layer="layout" svg:width="2.58cm" svg:height="0.853cm" svg:x="5.793cm" svg:y="14.505cm">
            <text:p/>
          </draw:rect>
          <draw:frame draw:style-name="gr39" draw:text-style-name="P20" draw:layer="layout" svg:width="2.809cm" svg:height="0.806cm" svg:x="5.693cm" svg:y="14.505cm">
            <draw:text-box>
              <text:p><text:span text:style-name="T14">Versioning</text:span></text:p>
            </draw:text-box>
          </draw:frame>
        </draw:g>
        <draw:g>
          <draw:rect draw:style-name="gr44" draw:text-style-name="P2" draw:layer="layout" svg:width="2.58cm" svg:height="0.853cm" svg:x="5.833cm" svg:y="15.717cm">
            <text:p/>
          </draw:rect>
          <draw:frame draw:style-name="gr39" draw:text-style-name="P20" draw:layer="layout" svg:width="1.984cm" svg:height="0.806cm" svg:x="6.129cm" svg:y="15.756cm">
            <draw:text-box>
              <text:p><text:span text:style-name="T14">Router</text:span></text:p>
            </draw:text-box>
          </draw:frame>
        </draw:g>
        <draw:frame draw:style-name="gr39" draw:text-style-name="P31" draw:layer="layout" svg:width="2.183cm" svg:height="2.855cm" svg:x="6.151cm" svg:y="9.743cm">
          <draw:text-box>
            <text:p><text:span text:style-name="T27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2-13T12:08:32</dc:date>
    <dc:creator>Rose Coste</dc:creator>
    <meta:editing-duration>PT153H21M09S</meta:editing-duration>
    <meta:editing-cycles>63</meta:editing-cycles>
    <meta:generator>OpenOffice.org/3.2$Unix OpenOffice.org_project/320m18$Build-9502</meta:generator>
    <meta:document-statistic meta:object-count="274"/>
  </office:meta>
</office:document-meta>
</file>